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4053357719088">
          <table:table-cell table:style-name="Table1.A1" office:value-type="string">
            <text:p text:style-name="Standard">1. **Defina o Objetivo e Público-Alvo:**</text:p>
            <text:p text:style-name="Standard"><text:s text:c="3"/>Comece identificando o propósito do site e quem será o público-alvo. Isso ajudará a guiar o design e o conteúdo.</text:p>
          </table:table-cell>
        </table:table-row>
        <table:table-row table:style-name="TableLine94053357719088">
          <table:table-cell table:style-name="Table1.A2" office:value-type="string">
            <text:p text:style-name="Standard"/>
          </table:table-cell>
        </table:table-row>
        <table:table-row table:style-name="TableLine94053357719088">
          <table:table-cell table:style-name="Table1.A2" office:value-type="string">
            <text:p text:style-name="Standard">2. **Crie uma Lista de Recursos e Funcionalidades:**</text:p>
            <text:p text:style-name="Standard"><text:s text:c="3"/>Liste todos os recursos e funcionalidades que o site precisa ter, como menus, formulários, galerias de imagens, etc.</text:p>
          </table:table-cell>
        </table:table-row>
        <table:table-row table:style-name="TableLine94053357719088">
          <table:table-cell table:style-name="Table1.A2" office:value-type="string">
            <text:p text:style-name="Standard"/>
          </table:table-cell>
        </table:table-row>
        <table:table-row table:style-name="TableLine94053357719088">
          <table:table-cell table:style-name="Table1.A2" office:value-type="string">
            <text:p text:style-name="Standard">3. **Organize a Estrutura de Navegação:**</text:p>
            <text:p text:style-name="Standard"><text:s text:c="3"/>Crie um mapa de navegação indicando as páginas do site e como elas estão interconectadas. Isso ajudará a definir a hierarquia das informações.</text:p>
          </table:table-cell>
        </table:table-row>
        <table:table-row table:style-name="TableLine94053357719088">
          <table:table-cell table:style-name="Table1.A2" office:value-type="string">
            <text:p text:style-name="Standard"/>
          </table:table-cell>
        </table:table-row>
        <table:table-row table:style-name="TableLine94053357719088">
          <table:table-cell table:style-name="Table1.A2" office:value-type="string">
            <text:p text:style-name="Standard">4. **Esboce as Páginas Individualmente:**</text:p>
            <text:p text:style-name="Standard"><text:s text:c="3"/>Para cada página do site, desenhe um esboço básico que inclua os principais elementos, como cabeçalho, conteúdo principal e rodapé. Você pode fazer isso à mão ou usar ferramentas de design.</text:p>
          </table:table-cell>
        </table:table-row>
        <table:table-row table:style-name="TableLine94053357719088">
          <table:table-cell table:style-name="Table1.A2" office:value-type="string">
            <text:p text:style-name="Standard"/>
          </table:table-cell>
        </table:table-row>
        <table:table-row table:style-name="TableLine94053357719088">
          <table:table-cell table:style-name="Table1.A2" office:value-type="string">
            <text:p text:style-name="Standard">5. **Posicione os Elementos Principais:**</text:p>
            <text:p text:style-name="Standard"><text:s text:c="3"/>Determine a posição dos elementos-chave, como logotipo, menu de navegação, áreas de destaque e conteúdo principal. Isso ajudará a garantir que a disposição seja funcional e agradável.</text:p>
          </table:table-cell>
        </table:table-row>
        <table:table-row table:style-name="TableLine94053357719088">
          <table:table-cell table:style-name="Table1.A2" office:value-type="string">
            <text:p text:style-name="Standard"/>
          </table:table-cell>
        </table:table-row>
        <table:table-row table:style-name="TableLine94053357719088">
          <table:table-cell table:style-name="Table1.A2" office:value-type="string">
            <text:p text:style-name="Standard">6. **Priorize a Usabilidade:**</text:p>
            <text:p text:style-name="Standard"><text:s text:c="3"/>Certifique-se de que a disposição facilite a navegação e a compreensão. Posicione os elementos de forma intuitiva e garanta que a experiência do usuário seja amigável.</text:p>
          </table:table-cell>
        </table:table-row>
        <table:table-row table:style-name="TableLine94053357719088">
          <table:table-cell table:style-name="Table1.A2" office:value-type="string">
            <text:p text:style-name="Standard"/>
          </table:table-cell>
        </table:table-row>
        <table:table-row table:style-name="TableLine94053357719088">
          <table:table-cell table:style-name="Table1.A2" office:value-type="string">
            <text:p text:style-name="Standard">7. **Adicione Detalhes Gradualmente:**</text:p>
            <text:p text:style-name="Standard"><text:s text:c="3"/>Após o esboço básico, você pode começar a adicionar mais detalhes, como estilos de fonte, cores e tamanhos de elementos. Lembre-se de manter a simplicidade e a clareza.</text:p>
          </table:table-cell>
        </table:table-row>
        <table:table-row table:style-name="TableLine94053357719088">
          <table:table-cell table:style-name="Table1.A2" office:value-type="string">
            <text:p text:style-name="Standard"/>
          </table:table-cell>
        </table:table-row>
        <table:table-row table:style-name="TableLine94053357719088">
          <table:table-cell table:style-name="Table1.A2" office:value-type="string">
            <text:p text:style-name="Standard">8. **Itere e Peça Feedback:**</text:p>
            <text:p text:style-name="Standard"><text:s text:c="3"/>Revise o esboço e peça feedback de colegas ou stakeholders. Isso pode ajudar a identificar possíveis melhorias e ajustes.</text:p>
          </table:table-cell>
        </table:table-row>
        <table:table-row table:style-name="TableLine94053357719088">
          <table:table-cell table:style-name="Table1.A2" office:value-type="string">
            <text:p text:style-name="Standard"/>
          </table:table-cell>
        </table:table-row>
        <table:table-row table:style-name="TableLine94053357719088">
          <table:table-cell table:style-name="Table1.A2" office:value-type="string">
            <text:p text:style-name="Standard">9. **Converta em Protótipo Interativo:**</text:p>
            <text:p text:style-name="Standard"><text:s text:c="3"/>Depois de finalizar o esboço, você pode criar um protótipo interativo usando ferramentas como Adobe XD, Figma ou Sketch. Isso permitirá que você teste a usabilidade antes do desenvolvimento completo.</text:p>
          </table:table-cell>
        </table:table-row>
        <table:table-row table:style-name="TableLine94053357719088">
          <table:table-cell table:style-name="Table1.A2" office:value-type="string">
            <text:p text:style-name="Standard"/>
          </table:table-cell>
        </table:table-row>
        <table:table-row table:style-name="TableLine94053357719088">
          <table:table-cell table:style-name="Table1.A2" office:value-type="string">
            <text:p text:style-name="Standard">Lembre-se de que o esboço é uma etapa inicial e flexível. À medida que o projeto avança, é normal fazer ajustes e refinamentos. O importante é garantir que o esboço capture a estrutura e a <text:soft-page-break/>funcionalidade básica do site de forma clara e organizad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6:01:51.001720142</meta:creation-date>
    <dc:date>2023-08-12T16:07:11.993179163</dc:date>
    <meta:editing-duration>PT5M26S</meta:editing-duration>
    <meta:editing-cycles>2</meta:editing-cycles>
    <meta:generator>LibreOffice/7.0.4.2$Linux_X86_64 LibreOffice_project/00$Build-2</meta:generator>
    <meta:document-statistic meta:table-count="1" meta:image-count="0" meta:object-count="0" meta:page-count="2" meta:paragraph-count="19" meta:word-count="314" meta:character-count="2023" meta:non-whitespace-character-count="1701"/>
  </office:meta>
</office:document-meta>
</file>